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332cm"/>
    </style:style>
    <style:style style:name="Tabela1.B" style:family="table-column">
      <style:table-column-properties style:column-width="8.437cm"/>
    </style:style>
    <style:style style:name="Tabela1.C" style:family="table-column">
      <style:table-column-properties style:column-width="1.535cm"/>
    </style:style>
    <style:style style:name="Tabela1.D" style:family="table-column">
      <style:table-column-properties style:column-width="1.503cm"/>
    </style:style>
    <style:style style:name="Tabela1.E" style:family="table-column">
      <style:table-column-properties style:column-width="1.19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6.522cm"/>
    </style:style>
    <style:style style:name="Tabela2.B" style:family="table-column">
      <style:table-column-properties style:column-width="0.478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9eafa" officeooo:paragraph-rsid="0009eafa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Standard">
      <style:text-properties officeooo:rsid="000b1b67" officeooo:paragraph-rsid="000b1b67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1">
      <style:paragraph-properties fo:margin-top="0cm" fo:margin-bottom="0.499cm" style:contextual-spacing="false"/>
    </style:style>
    <style:style style:name="P6" style:family="paragraph" style:parent-style-name="Table_20_Contents" style:list-style-name="L2"/>
    <style:style style:name="P7" style:family="paragraph" style:parent-style-name="Table_20_Contents" style:list-style-name="L2">
      <style:paragraph-properties fo:margin-top="0cm" fo:margin-bottom="0.499cm" style:contextual-spacing="false"/>
    </style:style>
    <style:style style:name="P8" style:family="paragraph" style:parent-style-name="Table_20_Contents" style:list-style-name="L3"/>
    <style:style style:name="P9" style:family="paragraph" style:parent-style-name="Table_20_Contents" style:list-style-name="L3">
      <style:paragraph-properties fo:margin-top="0cm" fo:margin-bottom="0.499cm" style:contextual-spacing="false"/>
    </style:style>
    <style:style style:name="P10" style:family="paragraph" style:parent-style-name="Table_20_Contents" style:list-style-name="L4"/>
    <style:style style:name="P11" style:family="paragraph" style:parent-style-name="Table_20_Contents" style:list-style-name="L4">
      <style:paragraph-properties fo:margin-top="0cm" fo:margin-bottom="0.499cm" style:contextual-spacing="false"/>
    </style:style>
    <style:style style:name="P12" style:family="paragraph" style:parent-style-name="Table_20_Contents">
      <style:text-properties officeooo:rsid="000b595d" officeooo:paragraph-rsid="000b595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ST 711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Unidade em português</text:p>
            </table:table-cell>
            <table:table-cell table:style-name="Tabela1.A1" office:value-type="string">
              <text:p text:style-name="Table_20_Heading">Subunidades em português</text:p>
            </table:table-cell>
            <table:table-cell table:style-name="Tabela1.A1" office:value-type="string">
              <text:p text:style-name="Table_20_Heading">Teórica</text:p>
            </table:table-cell>
            <table:table-cell table:style-name="Tabela1.A1" office:value-type="string">
              <text:p text:style-name="Table_20_Heading">Prática</text:p>
            </table:table-cell>
            <table:table-cell table:style-name="Tabela1.A1" office:value-type="string">
              <text:p text:style-name="Table_20_Heading">Total</text:p>
            </table:table-cell>
          </table:table-row>
        </table:table-header-rows>
        <table:table-row>
          <table:table-cell table:style-name="Tabela1.A1" office:value-type="string">
            <text:p text:style-name="Table_20_Contents">Estimação intervalar.</text:p>
            <text:p text:style-name="P12">Pagina 393 do Mood (Fazer revisão do cap 8 seção 1, 2, 3 do Mod)</text:p>
          </table:table-cell>
          <table:table-cell table:style-name="Tabela1.A1" office:value-type="string">
            <text:list text:style-name="L1">
              <text:list-item>
                <text:p text:style-name="P4">Intervalos aproximados utilizando método da quantidade pivotal.</text:p>
              </text:list-item>
              <text:list-item>
                <text:p text:style-name="P4">Intervalo de confiança para amostras grandes.</text:p>
              </text:list-item>
              <text:list-item>
                <text:p text:style-name="P5">Regiões de confiança.</text:p>
              </text:list-item>
            </text:list>
          </table:table-cell>
          <table:table-cell table:style-name="Tabela1.A1" office:value-type="string">
            <text:p text:style-name="Table_20_Contents">6h</text:p>
          </table:table-cell>
          <table:table-cell table:style-name="Tabela1.A1" office:value-type="string">
            <text:p text:style-name="Table_20_Contents">6h</text:p>
          </table:table-cell>
          <table:table-cell table:style-name="Tabela1.A1" office:value-type="string">
            <text:p text:style-name="Table_20_Contents">12h</text:p>
          </table:table-cell>
        </table:table-row>
        <table:table-row>
          <table:table-cell table:style-name="Tabela1.A1" office:value-type="string">
            <text:p text:style-name="Table_20_Contents">Testes de hipóteses.</text:p>
            <text:p text:style-name="P12">Cap9 do Mood</text:p>
          </table:table-cell>
          <table:table-cell table:style-name="Tabela1.A1" office:value-type="string">
            <text:list text:style-name="L2">
              <text:list-item>
                <text:p text:style-name="P6">Hipóteses simples;</text:p>
                <text:list>
                  <text:list-item>
                    <text:p text:style-name="P6">           Função perda;</text:p>
                  </text:list-item>
                  <text:list-item>
                    <text:p text:style-name="P6">           Testes mais poderosos - Lema de Neyman-Pearson;</text:p>
                  </text:list-item>
                </text:list>
              </text:list-item>
              <text:list-item>
                <text:p text:style-name="P6">Hipóteses compostas;</text:p>
                <text:list>
                  <text:list-item>
                    <text:p text:style-name="P6">           Teste da razão de verossimilhanças generalizado;</text:p>
                  </text:list-item>
                  <text:list-item>
                    <text:p text:style-name="P6">           Testes uniformemente mais poderosos;</text:p>
                  </text:list-item>
                  <text:list-item>
                    <text:p text:style-name="P6">           Testes não viesados.</text:p>
                  </text:list-item>
                  <text:list-item>
                    <text:p text:style-name="P6">           Métodos para encontrar testes;</text:p>
                  </text:list-item>
                </text:list>
              </text:list-item>
              <text:list-item>
                <text:p text:style-name="P6">Testes de hipóteses sob normalidade;</text:p>
                <text:list>
                  <text:list-item>
                    <text:p text:style-name="P6">           Testes para a média;</text:p>
                  </text:list-item>
                  <text:list-item>
                    <text:p text:style-name="P6">           Testes para a variância.</text:p>
                  </text:list-item>
                </text:list>
              </text:list-item>
              <text:list-item>
                <text:p text:style-name="P6">Teste Wald;</text:p>
              </text:list-item>
              <text:list-item>
                <text:p text:style-name="P6">Teste qui quadrado;</text:p>
              </text:list-item>
              <text:list-item>
                <text:p text:style-name="P6">Testes sequenciais;</text:p>
              </text:list-item>
              <text:list-item>
                <text:p text:style-name="P6">Testes de hipóteses e intervalos de confiança;</text:p>
              </text:list-item>
              <text:list-item>
                <text:p text:style-name="P7">Testes bayesianos.</text:p>
              </text:list-item>
            </text:list>
          </table:table-cell>
          <table:table-cell table:style-name="Tabela1.A1" office:value-type="string">
            <text:p text:style-name="Table_20_Contents">12h</text:p>
          </table:table-cell>
          <table:table-cell table:style-name="Tabela1.A1" office:value-type="string">
            <text:p text:style-name="Table_20_Contents">10h</text:p>
          </table:table-cell>
          <table:table-cell table:style-name="Tabela1.A1" office:value-type="string">
            <text:p text:style-name="Table_20_Contents">22h</text:p>
          </table:table-cell>
        </table:table-row>
        <table:table-row>
          <table:table-cell table:style-name="Tabela1.A1" office:value-type="string">
            <text:p text:style-name="Table_20_Contents">Testes de hipóteses para grandes amostras.</text:p>
          </table:table-cell>
          <table:table-cell table:style-name="Tabela1.A1" office:value-type="string">
            <text:list text:style-name="L3">
              <text:list-item>
                <text:p text:style-name="P8">Distribuição assintótica dos testes de razão de verossimilhanças;</text:p>
              </text:list-item>
              <text:list-item>
                <text:p text:style-name="P9">Outros testes para grandes amostras.</text:p>
              </text:list-item>
            </text:list>
          </table:table-cell>
          <table:table-cell table:style-name="Tabela1.A1" office:value-type="string">
            <text:p text:style-name="Table_20_Contents">4h</text:p>
          </table:table-cell>
          <table:table-cell table:style-name="Tabela1.A1" office:value-type="string">
            <text:p text:style-name="Table_20_Contents">4h</text:p>
          </table:table-cell>
          <table:table-cell table:style-name="Tabela1.A1" office:value-type="string">
            <text:p text:style-name="Table_20_Contents">8h</text:p>
          </table:table-cell>
        </table:table-row>
        <table:table-row>
          <table:table-cell table:style-name="Tabela1.A1" office:value-type="string">
            <text:p text:style-name="Table_20_Contents">Método bootstrap.</text:p>
            <text:p text:style-name="P12">Pagina 273 Hogg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4h</text:p>
          </table:table-cell>
          <table:table-cell table:style-name="Tabela1.A1" office:value-type="string">
            <text:p text:style-name="Table_20_Contents">4h</text:p>
          </table:table-cell>
          <table:table-cell table:style-name="Tabela1.A1" office:value-type="string">
            <text:p text:style-name="Table_20_Contents">8h</text:p>
          </table:table-cell>
        </table:table-row>
        <table:table-row>
          <table:table-cell table:style-name="Tabela1.A1" office:value-type="string">
            <text:p text:style-name="Table_20_Contents">Análise de variância simples.</text:p>
            <text:p text:style-name="P12">Pagina 465 Casella</text:p>
          </table:table-cell>
          <table:table-cell table:style-name="Tabela1.A1" office:value-type="string">
            <text:list text:style-name="L4">
              <text:list-item>
                <text:p text:style-name="P10">Suposições de modelo e de distribuição;</text:p>
              </text:list-item>
              <text:list-item>
                <text:p text:style-name="P10">A clássica hipótese da ANOVA;</text:p>
              </text:list-item>
              <text:list-item>
                <text:p text:style-name="P11">O teste F da ANOVA.</text:p>
              </text:list-item>
            </text:list>
          </table:table-cell>
          <table:table-cell table:style-name="Tabela1.A1" office:value-type="string">
            <text:p text:style-name="Table_20_Contents">4h</text:p>
          </table:table-cell>
          <table:table-cell table:style-name="Tabela1.A1" office:value-type="string">
            <text:p text:style-name="Table_20_Contents">4h</text:p>
          </table:table-cell>
          <table:table-cell table:style-name="Tabela1.A1" office:value-type="string">
            <text:p text:style-name="Table_20_Contents">8h</text:p>
          </table:table-cell>
        </table:table-row>
        <table:table-row>
          <table:table-cell table:style-name="Tabela1.A1" office:value-type="string">
            <text:p text:style-name="Table_20_Contents">Seminários.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0h</text:p>
          </table:table-cell>
          <table:table-cell table:style-name="Tabela1.A1" office:value-type="string">
            <text:p text:style-name="Table_20_Contents">2h</text:p>
          </table:table-cell>
          <table:table-cell table:style-name="Tabela1.A1" office:value-type="string">
            <text:p text:style-name="Table_20_Contents">2h</text:p>
          </table:table-cell>
        </table:table-row>
      </table:table>
      <text:p text:style-name="Standard"/>
      <text:p text:style-name="Standard"/>
      <text:p text:style-name="P3">Referencias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1. Artigos diversos, clássicos e atuais, obtidos de periódicos Nacionais e Internacionais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2. AZZALINI, A. Statistical Inference Based on the Likelihood. London:Chapman and Hall, <text:soft-page-break/>1996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3. BOLFARINE, H. e SANDOVAL, C. Introdução a Inferência Estatística. Rio de Janeiro: Sociedade Brasileira de Matemática, 2001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4. CASELLA, G.; BERGER, R.L. Statistical Inference. 2nd ed . Pacific Grove: Duxbury press, 2002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5. HOEL, P.G.; PORT, S.C.; STONE, C.J. Introduction to statistical theory. Los Angeles: Houghton Mifflin, 1971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6. HOGG, R. V.; CRAIG, A.T. Introduction to mathematical statics. 4th ed. New York: MacMillan, 1978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7. KALBIFLEISCH, J.G. Probability and statistical inference. v.2. New York: Springer-Verlang, 1985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8. LARSON, H.J. Introductory probability theory and statistical inference. 2nd ed., New York: John Wiley &amp; Sons, 1978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9. MIGON, H. S.; GAMERMAN, D. Statistical Inference: An Integrated Approach. London: Arnold, 1999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10. MOOD, M.A., GRAYBILL, F.A., BOES, C.D. Introduction to the theory of statistics. 3th . New York: Mc Graw-Hill, 1974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11. RAO, C.R. Linear statistical inference and its applications. 2nd. ed. New York: Wiley-Interscience, 2001.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12. WACKERLY, D. D., MENDENHALL, W., SCHEAFFER, R. L. Mathematical Statistics with Applications. 7th ed. Brooks/Cole, 2008.</text:p>
          </table:table-cell>
          <table:table-cell table:style-name="Tabela2.A1" office:value-type="string">
            <text:p text:style-name="Table_20_Contents">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15:31:26.699000000</meta:creation-date>
    <dc:date>2023-02-28T16:28:43.298000000</dc:date>
    <meta:editing-duration>PT1H39M22S</meta:editing-duration>
    <meta:editing-cycles>4</meta:editing-cycles>
    <meta:generator>LibreOffice/7.4.1.2$Windows_X86_64 LibreOffice_project/3c58a8f3a960df8bc8fd77b461821e42c061c5f0</meta:generator>
    <meta:document-statistic meta:table-count="2" meta:image-count="0" meta:object-count="0" meta:page-count="2" meta:paragraph-count="83" meta:word-count="398" meta:character-count="2543" meta:non-whitespace-character-count="2164"/>
  </office:meta>
</office:document-meta>
</file>